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678cm" style:rel-column-width="10321*"/>
    </style:style>
    <style:style style:name="Tabelle1.B" style:family="table-column">
      <style:table-column-properties style:column-width="2.387cm" style:rel-column-width="9202*"/>
    </style:style>
    <style:style style:name="Tabelle1.G" style:family="table-column">
      <style:table-column-properties style:column-width="2.387cm" style:rel-column-width="92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00" style:font-name="Calibri" fo:font-size="12pt" fo:language="de" fo:country="D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2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text-properties style:font-name="Calibri"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Text_20_body">
      <style:text-properties style:font-name="Calibri" fo:font-weight="normal" style:font-weight-asian="normal" style:font-weight-complex="normal"/>
    </style:style>
    <style:style style:name="P8" style:family="paragraph" style:parent-style-name="Text_20_body">
      <style:text-properties fo:font-variant="normal" fo:text-transform="none" fo:color="#000000" style:font-name="Calibri" fo:font-size="12pt" fo:letter-spacing="normal" fo:language="de" fo:country="DE" fo:font-style="normal" fo:font-weight="normal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language="de" fo:country="DE"/>
    </style:style>
    <style:style style:name="P11" style:family="paragraph" style:parent-style-name="Text_20_body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3" style:family="paragraph" style:parent-style-name="Heading_20_4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4" style:family="paragraph" style:parent-style-name="Heading_20_4">
      <style:paragraph-properties fo:margin-left="0cm" fo:margin-right="0cm" fo:text-indent="0cm" style:auto-text-indent="false"/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style:font-name="Calibri" fo:font-size="12pt" fo:letter-spacing="normal" fo:language="de" fo:country="DE" fo:font-style="normal" fo:font-weight="normal" style:font-size-asian="12pt" style:language-asian="zxx" style:country-asian="none" style:font-size-complex="12pt" style:language-complex="zxx" style:country-complex="none"/>
    </style:style>
    <style:style style:name="P16" style:family="paragraph" style:parent-style-name="Footnote">
      <style:paragraph-properties fo:margin-left="0cm" fo:margin-right="0cm" fo:text-indent="0cm" style:auto-text-indent="false"/>
    </style:style>
    <style:style style:name="P17" style:family="paragraph" style:parent-style-name="Table_20_Contents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8" style:family="paragraph" style:parent-style-name="Table_20_Contents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able_20_Contents">
      <style:text-properties style:font-name="Times New Roman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5">
      <style:text-properties style:font-name="Calibri" fo:font-size="12pt" fo:language="de" fo:country="DE" fo:font-weight="bold" style:font-size-asian="12pt" style:language-asian="zxx" style:country-asian="none" style:font-size-complex="12pt" style:language-complex="zxx" style:country-complex="none"/>
    </style:style>
    <style:style style:name="P22" style:family="paragraph" style:parent-style-name="Heading_20_5">
      <style:text-properties fo:font-weight="bold"/>
    </style:style>
    <style:style style:name="P23" style:family="paragraph" style:parent-style-name="Heading_20_5">
      <style:text-properties fo:font-weight="bold" style:font-weight-asian="bold" style:font-weight-complex="bold"/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fo:language="de" fo:country="DE" style:text-underline-style="none" style:font-name-asian="Microsoft YaHei" style:font-size-asian="10pt" style:font-name-complex="Mangal" style:font-size-complex="1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6" style:family="text">
      <style:text-properties style:font-name="Times New Roman" fo:font-size="12pt" fo:language="de" fo:country="DE" style:text-underline-style="none" style:font-name-asian="Microsoft YaHei" style:font-size-asian="12pt" style:language-asian="zxx" style:country-asian="none" style:font-name-complex="Mangal" style:font-size-complex="12pt" style:language-complex="zxx" style:country-complex="none"/>
    </style:style>
    <style:style style:name="T7" style:family="text">
      <style:text-properties style:font-name="Times New Roman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8" style:family="text">
      <style:text-properties style:font-name="Times New Roman" fo:font-size="12pt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font-name="Times New Roman" fo:language="de" fo:country="DE" style:text-underline-style="none" style:font-name-asian="Microsoft YaHei" style:language-asian="zxx" style:country-asian="none" style:font-name-complex="Mangal" style:language-complex="zxx" style:country-complex="none"/>
    </style:style>
    <style:style style:name="T10" style:family="text">
      <style:text-properties style:font-name="Times New Roman" style:text-underline-style="none" style:font-name-asian="Microsoft YaHei" style:font-name-complex="Mangal"/>
    </style:style>
    <style:style style:name="T11" style:family="text">
      <style:text-properties style:font-name="Times New Roman" style:text-underline-style="none" fo:font-weight="bold" style:font-name-asian="Microsoft YaHei" style:font-weight-asian="bold" style:font-name-complex="Mangal" style:font-weight-complex="bold"/>
    </style:style>
    <style:style style:name="T12" style:family="text">
      <style:text-properties style:text-underline-style="none" fo:font-weight="bold" style:font-name-asian="Microsoft YaHei" style:font-weight-asian="bold" style:font-name-complex="Mangal" style:font-weight-complex="bold"/>
    </style:style>
    <style:style style:name="T13" style:family="text">
      <style:text-properties fo:color="#000000" style:font-name="Times New Roman"/>
    </style:style>
    <style:style style:name="T14" style:family="text">
      <style:text-properties fo:color="#000000" style:font-name="Times New Roman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index.php/Spezial:Such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4">1 Einleitung<text:tab/>1</text:p>
          <text:p text:style-name="P24">2 Kanban<text:tab/>2</text:p>
          <text:p text:style-name="P25">2.1 Kanban Ablauf<text:tab/>2</text:p>
          <text:p text:style-name="P25">2.2 Kanban-Charakteristik<text:tab/>2</text:p>
          <text:p text:style-name="P26">2.2.1 Kaizen:<text:tab/>2</text:p>
          <text:p text:style-name="P26">2.2.2 Tägliche Treffen:<text:tab/>2</text:p>
          <text:p text:style-name="P26">2.2.3 Operations Review:<text:tab/>2</text:p>
          <text:p text:style-name="P26">2.2.4 Kanban-Board:<text:tab/>2</text:p>
          <text:p text:style-name="P26">2.2.5 Priorisierung:<text:tab/>2</text:p>
          <text:p text:style-name="P26">2.2.6 Häufige Auslieferung der Produkte:<text:tab/>2</text:p>
          <text:p text:style-name="P26">2.2.7 User Stories:<text:tab/>2</text:p>
          <text:p text:style-name="P25">2.3 Kanban-Zusammenfassung und Bewertung<text:tab/>2</text:p>
          <text:p text:style-name="P24">3 Scrum<text:tab/>2</text:p>
          <text:p text:style-name="P25">3.1 Scrum-Phasen<text:tab/>3</text:p>
          <text:p text:style-name="P26">3.1.1 Pregame:<text:tab/>3</text:p>
          <text:p text:style-name="P26">3.1.2 Game:<text:tab/>3</text:p>
          <text:p text:style-name="P26">3.1.3 Postgame:<text:tab/>3</text:p>
          <text:p text:style-name="P25">3.2 Scrum-Charakteristik<text:tab/>3</text:p>
          <text:p text:style-name="P26">3.2.1 Sprint:<text:tab/>3</text:p>
          <text:p text:style-name="P26">3.2.2 Backlog:<text:tab/>3</text:p>
          <text:p text:style-name="P26">3.2.3 Daily Scrum:<text:tab/>3</text:p>
          <text:p text:style-name="P26">3.2.4 Scrum Board:<text:tab/>3</text:p>
          <text:p text:style-name="P26">3.2.5 Sprint Review:<text:tab/>3</text:p>
          <text:p text:style-name="P26">3.2.6 Sprint Retrospektive:<text:tab/>3</text:p>
          <text:p text:style-name="P26">3.2.7 Teilnehmende Personen:<text:tab/>3</text:p>
          <text:p text:style-name="P25">3.3 Scrum-Zusammenfassung und Bewertung<text:tab/>3</text:p>
          <text:p text:style-name="P24">8 Unterschiede<text:tab/>4</text:p>
          <text:p text:style-name="P24">9 Schlusswort<text:tab/>4</text:p>
          <text:p text:style-name="P25">9.1 Scrum<text:tab/>4</text:p>
          <text:p text:style-name="P25">9.2 Kanban<text:tab/>4</text:p>
          <text:p text:style-name="P24">10 Entscheidung<text:tab/>4</text:p>
          <text:p text:style-name="P24">11 Quellen<text:tab/>5</text:p>
          <text:p text:style-name="P25">11.1 Kanban<text:tab/>5</text:p>
          <text:p text:style-name="P25">11.2 Scrum<text:tab/>5</text:p>
        </text:index-body>
      </text:table-of-content>
      <text:h text:style-name="Heading_20_3" text:outline-level="3"/>
      <text:h text:style-name="Heading_20_3" text:outline-level="3">1 Einleitung</text:h>
      <text:p text:style-name="P10">Wir betrachten sechs Projektmanagment Methoden mit dem Hauptaugenmerk auf Ablauf und Charakteristik. Diese werden am Ende auf der Basis der von uns gewählten Kriterien verglichen und bewertet.</text:p>
      <text:p text:style-name="P10">Folgende Kriterien werden von uns verwendet:<text:note text:id="ftn1" text:note-class="footnote"><text:note-citation>1</text:note-citation><text:note-body><text:p text:style-name="P16"><text:s/><text:a xlink:type="simple" xlink:href="http://www.gpm-infocenter.de/PMMethoden/EinfuehrungMethodenauswahl" text:style-name="Internet_20_link" text:visited-style-name="Visited_20_Internet_20_Link">http://www.gpm-infocenter.de/PMMethoden/EinfuehrungMethodenauswahl</text:a></text:p></text:note-body></text:note> <text:note text:id="ftn2" text:note-class="footnote"><text:note-citation>2</text:note-citation><text:note-body><text:p text:style-name="P16"><text:span text:style-name="T3"><text:s/></text:span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</text:note-body></text:note></text:p>
      <text:p text:style-name="P10"><text:span text:style-name="Strong_20_Emphasis">Projektphase</text:span><text:span text:style-name="T1">:</text:span> Phasenspezifisch oder ebenfalls für das komplette Projekt geeignet?</text:p>
      <text:p text:style-name="P10"><text:span text:style-name="Strong_20_Emphasis">Projektgröße</text:span><text:span text:style-name="T1">:</text:span> Für welche Teamgröße und Projektdauer ist es geeignet?</text:p>
      <text:p text:style-name="P10"><text:span text:style-name="Strong_20_Emphasis">Grad der Planun</text:span><text:span text:style-name="Strong_20_Emphasis">g</text:span><text:span text:style-name="T14">:</text:span><text:span text:style-name="T13"> Darf das Datum bzw. Budget fest oder offen sein?</text:span></text:p>
      <text:p text:style-name="P10"><text:soft-page-break/><text:span text:style-name="Strong_20_Emphasis"><text:span text:style-name="T5">Grad der Erfolgswahrscheinlichkeit</text:span></text:span><text:span text:style-name="T4">:</text:span><text:span text:style-name="T2"> Wie stark minimiert es Risiken?</text:span></text:p>
      <text:p text:style-name="P10"><text:span text:style-name="Strong_20_Emphasis"><text:span text:style-name="T8">Änderun</text:span></text:span><text:span text:style-name="Strong_20_Emphasis">gen</text:span><text:span text:style-name="T14">:</text:span><text:span text:style-name="T13"> Wann dürfen Änderungen stattfinden?</text:span></text:p>
      <text:p text:style-name="Text_20_body"><text:span text:style-name="Strong_20_Emphasis"><text:span text:style-name="T6">Workload</text:span></text:span><text:span text:style-name="Strong_20_Emphasis"><text:span text:style-name="T9">:</text:span></text:span><text:span text:style-name="T10"> Darf der Arbeitsaufwand variieren?</text:span></text:p>
      <text:p text:style-name="P10"><text:span text:style-name="Strong_20_Emphasis"><text:span text:style-name="T7">Sprints</text:span></text:span><text:span text:style-name="T11">:</text:span><text:span text:style-name="T10"> Sind diese festgelegt oder dürfen sie variieren?</text:span></text:p>
      <text:p text:style-name="P10"><text:span text:style-name="Strong_20_Emphasis"><text:span text:style-name="T7">Grad der Eigenverantwortung</text:span></text:span><text:span text:style-name="T11">:</text:span><text:span text:style-name="T10"> Wie hoch ist sie und wer trägt sie?</text:span></text:p>
      <text:p text:style-name="P10"><text:span text:style-name="Strong_20_Emphasis">Technologisches Umfeld</text:span><text:span text:style-name="T1">:</text:span> Wie hoch sind die Vorraussetzungen für den Einsatz?</text:p>
      <text:p text:style-name="P10"><text:span text:style-name="Strong_20_Emphasis">Einprojekt- oder Mehrprojektumgebungen</text:span><text:span text:style-name="T1">:</text:span> Eignet es sich für den Einsatz bei mehrere Projekten?</text:p>
      <text:h text:style-name="Heading_20_3" text:outline-level="3">2 Kanban</text:h>
      <text:p text:style-name="P27">Der Begriff Kan-ban kommt aus dem Japanischem und bedeutet in etwa „Signalkarte“. Dieses Projektmanagment-Framework beinhaltet das „Pull-Prinzip“, d.h. ein Arbeiter erteilt Anfragen an andere (z.B. Nachschub anfordern) statt einer Person, die über dem ganzen steht und das Projekt überwacht. Dies soll dem Produktionsfluss dienen.</text:p>
      <text:p text:style-name="P27">Kanban legt einem wenige Vorlagen auf, weshalb es flexibel und anpassbar ist, da der Schwerpunkt auf einem optimalen Fluss liegen soll.</text:p>
      <text:h text:style-name="P14" text:outline-level="4">2.1 Kanban Ablauf</text:h>
      <text:p text:style-name="P5">Bla</text:p>
      <text:h text:style-name="P13" text:outline-level="4"><text:bookmark text:name="Kanban-Charakteristik"/>2.2 Kanban-Charakteristik</text:h>
      <text:h text:style-name="P21" text:outline-level="5">2.2.1 Kaizen:</text:h>
      <text:p text:style-name="P6">Bla</text:p>
      <text:h text:style-name="P22" text:outline-level="5">2.2.2 Tägliche Treffen:</text:h>
      <text:p text:style-name="P7">Bla</text:p>
      <text:h text:style-name="P22" text:outline-level="5">2.2.3 Operations Review:</text:h>
      <text:p text:style-name="P4">Bla</text:p>
      <text:h text:style-name="P22" text:outline-level="5">2.2.4 Kanban-Board:</text:h>
      <text:p text:style-name="P7">Bla</text:p>
      <text:h text:style-name="P22" text:outline-level="5">2.2.5 Priorisierung:</text:h>
      <text:p text:style-name="P7">Bla</text:p>
      <text:h text:style-name="P22" text:outline-level="5">2.2.6 Häufige Auslieferung der Produkte:</text:h>
      <text:p text:style-name="P7">Bla</text:p>
      <text:h text:style-name="P22" text:outline-level="5">2.2.7 User Stories:</text:h>
      <text:p text:style-name="P4">Bla</text:p>
      <text:h text:style-name="Heading_20_4" text:outline-level="4"><text:bookmark text:name="Kanban-Zusammenfassung_und_Bewertung"/><text:soft-page-break/>2.3 Kanban-Zusammenfassung und Bewertung</text:h>
      <text:p text:style-name="P5">Bla</text:p>
      <text:h text:style-name="Heading_20_3" text:outline-level="3"><text:bookmark text:name="Scrum"/>3 Scrum</text:h>
      <text:p text:style-name="P5">Bla</text:p>
      <text:h text:style-name="Heading_20_4" text:outline-level="4"><text:bookmark text:name="Scrum-Phasen"/>3.1 Scrum-Phasen</text:h>
      <text:h text:style-name="P22" text:outline-level="5">3.1.1 Pregame:</text:h>
      <text:p text:style-name="P9">Die Pregame Phase lässt sich in Planning/Discovery Phase und Architecture/strategische Planung untergliedern. </text:p>
      <text:p text:style-name="Text_20_body"><text:s/></text:p>
      <text:p text:style-name="P4">Bla</text:p>
      <text:h text:style-name="P22" text:outline-level="5">3.1.2 Game:</text:h>
      <text:p text:style-name="P7">Bla</text:p>
      <text:h text:style-name="P22" text:outline-level="5">3.1.3 Postgame:</text:h>
      <text:p text:style-name="P7">Bla</text:p>
      <text:h text:style-name="Heading_20_4" text:outline-level="4"><text:bookmark text:name="Scrum-Charakteristik"/>3.2 Scrum-Charakteristik</text:h>
      <text:h text:style-name="P22" text:outline-level="5">3.2.1 Sprint:</text:h>
      <text:p text:style-name="P7">Bla</text:p>
      <text:h text:style-name="P22" text:outline-level="5">3.2.2 Backlog:</text:h>
      <text:p text:style-name="P7">Bla</text:p>
      <text:h text:style-name="P22" text:outline-level="5">3.2.3 Daily Scrum:</text:h>
      <text:p text:style-name="P7">Bla</text:p>
      <text:h text:style-name="P22" text:outline-level="5">3.2.4 Scrum Board:</text:h>
      <text:p text:style-name="P7">Bla</text:p>
      <text:h text:style-name="P22" text:outline-level="5">3.2.5 Sprint Review:</text:h>
      <text:p text:style-name="P7">Bla</text:p>
      <text:h text:style-name="P23" text:outline-level="5">3.2.6 Sprint Retrospektive:</text:h>
      <text:p text:style-name="P7">Bla</text:p>
      <text:h text:style-name="P22" text:outline-level="5">3.2.7 Teilnehmende Personen:</text:h>
      <text:p text:style-name="P7">Bla</text:p>
      <text:h text:style-name="Heading_20_4" text:outline-level="4"><text:bookmark text:name="Scrum-Zusammenfassung_und_Bewertung"/><text:soft-page-break/>3.3 Scrum-Zusammenfassung und Bewertung</text:h>
      <text:p text:style-name="P5">Bla</text:p>
      <text:h text:style-name="P20" text:outline-level="3">8 Unterschiede</text:h>
      <table:table table:name="Tabelle1" table:style-name="Tabelle1">
        <table:table-column table:style-name="Tabelle1.A"/>
        <table:table-column table:style-name="Tabelle1.B" table:number-columns-repeated="5"/>
        <table:table-column table:style-name="Tabelle1.G"/>
        <table:table-row>
          <table:table-cell table:style-name="Tabelle1.A1" office:value-type="string">
            <text:p text:style-name="P17">Methode</text:p>
          </table:table-cell>
          <table:table-cell table:style-name="Tabelle1.A1" office:value-type="string">
            <text:p text:style-name="P17">Kanban</text:p>
          </table:table-cell>
          <table:table-cell table:style-name="Tabelle1.A1" office:value-type="string">
            <text:p text:style-name="P17">Scrum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  <table:table-cell table:style-name="Tabelle1.G1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2"><text:span text:style-name="Strong_20_Emphasis">Projektphase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2"><text:span text:style-name="Strong_20_Emphasis">Projektgröße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2"><text:span text:style-name="Strong_20_Emphasis"><text:span text:style-name="T1">Planun</text:span></text:span><text:span text:style-name="Strong_20_Emphasis"><text:span text:style-name="T15">g</text:span>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2"><text:span text:style-name="Strong_20_Emphasis">Erfolgswahrscheinlichkeit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1"><text:span text:style-name="Strong_20_Emphasis"><text:span text:style-name="T1">Änderun</text:span></text:span><text:span text:style-name="Strong_20_Emphasis"><text:span text:style-name="T15">gen</text:span>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<text:span text:style-name="Strong_20_Emphasis"><text:span text:style-name="T12">Sprints</text:span></text:span> 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9">Workload 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2"><text:span text:style-name="Strong_20_Emphasis"><text:span text:style-name="T12">Eigenverantwortung</text:span>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7"><text:span text:style-name="Strong_20_Emphasis">Technologisches Umfeld</text:span> 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2"><text:span text:style-name="Strong_20_Emphasis">Einprojekt- / Mehrprojektumgebungen</text:span>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G2" office:value-type="string">
            <text:p text:style-name="P17"/>
          </table:table-cell>
        </table:table-row>
      </table:table>
      <text:h text:style-name="Heading_20_3" text:outline-level="3"/>
      <text:h text:style-name="Heading_20_3" text:outline-level="3">9 Schlusswort</text:h>
      <text:p text:style-name="P1"/>
      <text:h text:style-name="Heading_20_4" text:outline-level="4">9.1 Scrum</text:h>
      <text:p text:style-name="P8">Bla</text:p>
      <text:p text:style-name="P8"/>
      <text:h text:style-name="Heading_20_4" text:outline-level="4">9.2 Kanban</text:h>
      <text:p text:style-name="P15">Bla</text:p>
      <text:h text:style-name="Heading_20_3" text:outline-level="3">10 Entscheidung</text:h>
      <text:p text:style-name="P2"/>
      <text:p text:style-name="P2">Bla</text:p>
      <text:p text:style-name="P2"/>
      <text:h text:style-name="P20" text:outline-level="3">11 Quellen</text:h>
      <text:h text:style-name="Heading_20_4" text:outline-level="4">11.1 Kanban</text:h>
      <text:p text:style-name="P3"><text:a xlink:type="simple" xlink:href="http://de.wikipedia.org/wiki/Kanban" text:style-name="Internet_20_link" text:visited-style-name="Visited_20_Internet_20_Link">http://de.wikipedia.org/wiki/Kanban</text:a></text:p>
      <text:p text:style-name="P3"><text:a xlink:type="simple" xlink:href="http://de.wikipedia.org/wiki/Kanban_%28Softwareentwicklung%29" text:style-name="Internet_20_link" text:visited-style-name="Visited_20_Internet_20_Link">http://de.wikipedia.org/wiki/Kanban_%28Softwareentwicklung%29</text:a></text:p>
      <text:p text:style-name="P3"><text:a xlink:type="simple" xlink:href="http://www.lean-production-expert.de/lean-production/kanban-beschreibung.html" text:style-name="Internet_20_link" text:visited-style-name="Visited_20_Internet_20_Link">http://www.lean-production-expert.de/lean-production/kanban-beschreibung.html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  <text:h text:style-name="Heading_20_4" text:outline-level="4">11.2 Scrum</text:h>
      <text:p text:style-name="P3"><text:a xlink:type="simple" xlink:href="http://de.wikipedia.org/wiki/Scrum" text:style-name="Internet_20_link" text:visited-style-name="Visited_20_Internet_20_Link">http://de.wikipedia.org/wiki/Scrum</text:a></text:p>
      <text:p text:style-name="P3"><text:a xlink:type="simple" xlink:href="http://scrum-master.de/Was_ist_Scrum/Scrum_auf_einer_Seite_erklaert" text:style-name="Internet_20_link" text:visited-style-name="Visited_20_Internet_20_Link">http://scrum-master.de/Was_ist_Scrum/Scrum_auf_einer_Seite_erklaert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4M56S</meta:editing-duration>
    <meta:editing-cycles>214</meta:editing-cycles>
    <meta:generator>OpenOffice/4.1.1$Win32 OpenOffice.org_project/411m6$Build-9775</meta:generator>
    <dc:date>2016-04-15T15:39:26.19</dc:date>
    <meta:document-statistic meta:table-count="1" meta:image-count="0" meta:object-count="0" meta:page-count="6" meta:paragraph-count="135" meta:word-count="457" meta:character-count="3958"/>
    <meta:user-defined meta:name="Info 1"/>
    <meta:user-defined meta:name="Info 2"/>
    <meta:user-defined meta:name="Info 3"/>
    <meta:user-defined meta:name="Info 4"/>
  </office:meta>
</office:document-meta>
</file>